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058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&amp;R:</text:p>
      <text:p text:style-name="Standard"/>
      <text:p text:style-name="Standard">C-ben a ; utasításlezáró szimbólum. Utasítás blokkot {} kapcsos zárójelek közé rakunk és a záró zárójel után nincs ; .</text:p>
      <text:p text:style-name="Standard"/>
      <text:p text:style-name="Standard">If-else: </text:p>
      <text:p text:style-name="Standard">Döntés, választás leírása. Ha a feltétel igaz,akkor lefut a folyamat,ha hamis,akkor,ha nincs megadva else ág,nem fut le a kódrészlet,ha van else,akkor az elseben meghatározott utasítást hajtja végre.</text:p>
      <text:p text:style-name="Standard"/>
      <text:p text:style-name="Standard">Else if:</text:p>
      <text:p text:style-name="Standard">Többszörös elágazás. Sorban a kifejezések kiértékelése. Ha az egyik kifejezés igaz,akkor azt az utasítást végrehajtja és vége a láncnak.</text:p>
      <text:p text:style-name="Standard"/>
      <text:p text:style-name="Standard">Switch: </text:p>
      <text:p text:style-name="Standard">Többirányú programelágazást segíti. Lényege,hogy megadunk egy vizsgálandó értéket, és ha valamelyik érték megegyezik vele,akkor az ahhoz az értékhez tartozó utasítást hajtja végre. Ha nagyon sok értéket,akarunk vizsgálni,akkor édemesebb a switch az else if helyett. Case=eset,különbözniük kell egymástól, ezeket hasonlítja össze a vizsgálandó értékünkkel. Ha megtaláltuk a megfelelő case-t akkor break/return paranccsal meg kell szakítani a láncot,mert,ha nem lépünk ki a láncon végigmegy a vizsgálat és ez lassítja a haladást. <text:s/>Default: ha egyik case sem egyezik,akkor a defaultban meghatározott utasítást hajtja végre. A default elhagyható.</text:p>
      <text:p text:style-name="Standard"/>
      <text:p text:style-name="Standard">While és for:</text:p>
      <text:p text:style-name="Standard">Kifejezés/feltétel kiértékelése, ha igaz ( nem nulla),akkor végrehajtódik az utasítás és újra kiértékeli az utasítást,ezt addig,amig a kifejezés 0,azaz hamis nem lesz,ekkor a végrehajtás végetér. For ciklus: ciklusvezérlő műveletekre érdemes felhasználni. Számláló ciklus. Atoi függvény: egy kapott karakterláncot átalakít numerikus értékké. </text:p>
      <text:p text:style-name="Standard"/>
      <text:p text:style-name="Standard">Do-while:</text:p>
      <text:p text:style-name="Standard">A kifejezést a ciklus végén vizsgálja,így az utasítások 1x mindenképp végrehajtódnak.</text:p>
      <text:p text:style-name="Standard"/>
      <text:p text:style-name="Standard">Break:</text:p>
      <text:p text:style-name="Standard">Segítségével ki lehet ugrani a for,while és do ciklusból és a switch-ből. Az utasítás hatására a vezérlés kilép a legbelső zárt ciklusból.</text:p>
      <text:p text:style-name="Standard"/>
      <text:p text:style-name="Standard">Continue:</text:p>
      <text:p text:style-name="Standard">Ciklusok: for, while, do</text:p>
      <text:p text:style-name="Standard">A continue utasítást tartlamazó ciklus következő iterációjának megkezdését idézi elő.</text:p>
      <text:p text:style-name="Standard"/>
      <text:p text:style-name="Standard">Goto:</text:p>
      <text:p text:style-name="Standard">Egyszerre két egymásba ágyazott ciklusból is ki tudunk lépni ezzel az utasítással.</text:p>
      <text:p text:style-name="Standard"/>
      <text:p text:style-name="Standard">Utasítások alakja általában "kifejezés;".</text:p>
      <text:p text:style-name="Standard"/>
      <text:p text:style-name="Standard">Összetett utasítás: {utasítás blokk}</text:p>
      <text:p text:style-name="Standard"/>
      <text:p text:style-name="Standard">Feltételes utasítás: </text:p>
      <text:p text:style-name="Standard">if (kifejezés)</text:p>
      <text:p text:style-name="Standard"><text:tab/>utasítás</text:p>
      <text:p text:style-name="Standard">if (kifejezés) utasítás<text:tab/></text:p>
      <text:p text:style-name="Standard"><text:tab/>else utasítás</text:p>
      <text:p text:style-name="Standard"/>
      <text:p text:style-name="Standard"><text:soft-page-break/>While:</text:p>
      <text:p text:style-name="Standard">while (kifejezés)</text:p>
      <text:p text:style-name="Standard"><text:tab/>utasítás</text:p>
      <text:p text:style-name="Standard"/>
      <text:p text:style-name="Standard">Do:</text:p>
      <text:p text:style-name="Standard">do</text:p>
      <text:p text:style-name="Standard"><text:tab/>utasítás</text:p>
      <text:p text:style-name="Standard">while (kifejezés);</text:p>
      <text:p text:style-name="Standard"/>
      <text:p text:style-name="Standard">For:</text:p>
      <text:p text:style-name="Standard">for (1._kifejezésopc; 2._kifejezésopc; 3._kifejezésopc) </text:p>
      <text:p text:style-name="Standard"><text:tab/>utasítás</text:p>
      <text:p text:style-name="Standard"/>
      <text:p text:style-name="Standard">Switch:</text:p>
      <text:p text:style-name="Standard">switch(kifejezés)</text:p>
      <text:p text:style-name="Standard">utasítás</text:p>
      <text:p text:style-name="Standard">case állandó_kifejezés:</text:p>
      <text:p text:style-name="Standard">default:</text:p>
      <text:p text:style-name="Standard"/>
      <text:p text:style-name="Standard">Break:</text:p>
      <text:p text:style-name="Standard">break;</text:p>
      <text:p text:style-name="Standard"/>
      <text:p text:style-name="Standard">Continue:</text:p>
      <text:p text:style-name="Standard">continue;</text:p>
      <text:p text:style-name="Standard"/>
      <text:p text:style-name="Standard">Return:</text:p>
      <text:p text:style-name="Standard"/>
      <text:p text:style-name="Standard">return;</text:p>
      <text:p text:style-name="Standard">return kifejezés;</text:p>
      <text:p text:style-name="Standard"/>
      <text:p text:style-name="Standard">Goto:</text:p>
      <text:p text:style-name="Standard"/>
      <text:p text:style-name="Standard">goto azonosító;</text:p>
      <text:p text:style-name="Standard"/>
      <text:p text:style-name="Standard">Címkézett és nulla utasítás:</text:p>
      <text:p text:style-name="Standard">azonosító:</text:p>
      <text:p text:style-name="Standard"/>
      <text:p text:style-name="Standard"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28:21.451882282</meta:creation-date>
    <dc:date>2019-03-27T11:33:15.344857522</dc:date>
    <meta:editing-duration>PT4M58S</meta:editing-duration>
    <meta:editing-cycles>1</meta:editing-cycles>
    <meta:document-statistic meta:table-count="0" meta:image-count="0" meta:object-count="0" meta:page-count="2" meta:paragraph-count="53" meta:word-count="318" meta:character-count="2397" meta:non-whitespace-character-count="2120"/>
    <meta:generator>LibreOffice/6.0.7.3$Linux_X86_64 LibreOffice_project/00m0$Build-3</meta:generator>
  </office:meta>
</office:document-meta>
</file>